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5.8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fo:border="0.74pt solid #000000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1">
      <style:table-cell-properties fo:border="0.74pt solid #000000"/>
    </style:style>
    <style:style style:name="ce8" style:family="table-cell" style:parent-style-name="Default">
      <style:table-cell-properties fo:background-color="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19cm" svg:height="8.988cm" svg:x="10.845cm" svg:y="0.345cm">
            <draw:object draw:notify-on-update-of-ranges="Sheet1.B3:Sheet1.B3 Sheet1.B4:Sheet1.B8 Sheet1.C4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3.312cm" svg:y="7.61cm">
            <draw:object draw:notify-on-update-of-ranges="Sheet1.B31:Sheet1.B31 Sheet1.B32:Sheet1.B53 Sheet1.H31:Sheet1.H31 Sheet1.H32:Sheet1.H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13.97cm" svg:x="33.291cm" svg:y="17.448cm">
            <draw:object draw:notify-on-update-of-ranges="Sheet1.B29:Sheet1.B29 Sheet1.C29:Sheet1.G29 Sheet1.B32:Sheet1.B32 Sheet1.C32:Sheet1.G32 Sheet1.B33:Sheet1.B33 Sheet1.C33:Sheet1.G33 Sheet1.B34:Sheet1.B34 Sheet1.C34:Sheet1.G34 Sheet1.B35:Sheet1.B35 Sheet1.C35:Sheet1.G35 Sheet1.B36:Sheet1.B36 Sheet1.C36:Sheet1.G36 Sheet1.B37:Sheet1.B37 Sheet1.C37:Sheet1.G37 Sheet1.B38:Sheet1.B38 Sheet1.C38:Sheet1.G38 Sheet1.B39:Sheet1.B39 Sheet1.C39:Sheet1.G39 Sheet1.B40:Sheet1.B40 Sheet1.C40:Sheet1.G40 Sheet1.B41:Sheet1.B41 Sheet1.C41:Sheet1.G41 Sheet1.B42:Sheet1.B42 Sheet1.C42:Sheet1.G42 Sheet1.B43:Sheet1.B43 Sheet1.C43:Sheet1.G43 Sheet1.B44:Sheet1.B44 Sheet1.C44:Sheet1.G44 Sheet1.B45:Sheet1.B45 Sheet1.C45:Sheet1.G45 Sheet1.B46:Sheet1.B46 Sheet1.C46:Sheet1.G46 Sheet1.B47:Sheet1.B47 Sheet1.C47:Sheet1.G47 Sheet1.B48:Sheet1.B48 Sheet1.C48:Sheet1.G48 Sheet1.B49:Sheet1.B49 Sheet1.C49:Sheet1.G49 Sheet1.B50:Sheet1.B50 Sheet1.C50:Sheet1.G50 Sheet1.B51:Sheet1.B51 Sheet1.C51:Sheet1.G51 Sheet1.B52:Sheet1.B52 Sheet1.C52:Sheet1.G52 Sheet1.B53:Sheet1.B53 Sheet1.C53:Sheet1.G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543cm" svg:height="8.999cm" svg:x="1.073cm" svg:y="24.983cm">
            <draw:object draw:notify-on-update-of-ranges="Sheet1.B31:Sheet1.B31 Sheet1.B39:Sheet1.B44 Sheet1.H31:Sheet1.H31 Sheet1.H39:Sheet1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6.727cm" svg:y="24.888cm">
            <draw:object draw:notify-on-update-of-ranges="Sheet1.B29:Sheet1.B29 Sheet1.C29:Sheet1.H29 Sheet1.B39:Sheet1.B39 Sheet1.C36:Sheet1.H36 Sheet1.B37:Sheet1.B37 Sheet1.C37:Sheet1.H37 Sheet1.B38:Sheet1.B38 Sheet1.C38:Sheet1.H38 Sheet1.B39:Sheet1.B39 Sheet1.C39:Sheet1.H39 Sheet1.B40:Sheet1.B40 Sheet1.C40:Sheet1.H40 Sheet1.B41:Sheet1.B41 Sheet1.C41:Sheet1.H41 Sheet1.B42:Sheet1.B42 Sheet1.C42:Sheet1.H42 Sheet1.B43:Sheet1.B43 Sheet1.C43:Sheet1.H43 Sheet1.B44:Sheet1.B44 Sheet1.C44:Sheet1.H44 Sheet1.B45:Sheet1.B45 Sheet1.C45:Sheet1.H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2" table:number-rows-spanned="1">
            <text:p>Needle position and Resistance Relationship</text:p>
          </table:table-cell>
          <table:covered-table-cell/>
          <table:table-cell/>
          <table:table-cell office:value-type="string" calcext:value-type="string" table:number-columns-spanned="2" table:number-rows-spanned="1">
            <text:p>Setup values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% on needle</text:p>
          </table:table-cell>
          <table:table-cell office:value-type="string" calcext:value-type="string">
            <text:p>Resistance (Ohms)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percentage" office:value="0.25" calcext:value-type="percentage">
            <text:p>25.00%</text:p>
          </table:table-cell>
          <table:table-cell office:value-type="float" office:value="727" calcext:value-type="float">
            <text:p>72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percentage" office:value="0.5" calcext:value-type="percentage">
            <text:p>50.00%</text:p>
          </table:table-cell>
          <table:table-cell office:value-type="float" office:value="579" calcext:value-type="float">
            <text:p>57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percentage" office:value="0.75" calcext:value-type="percentage">
            <text:p>75.00%</text:p>
          </table:table-cell>
          <table:table-cell office:value-type="float" office:value="470" calcext:value-type="float">
            <text:p>4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*</text:p>
          </table:table-cell>
          <table:table-cell table:style-name="ce1" office:value-type="percentage" office:value="1" calcext:value-type="percentage">
            <text:p>100.00%</text:p>
          </table:table-cell>
          <table:table-cell office:value-type="float" office:value="377" calcext:value-type="float">
            <text:p>37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* Note 0 % on needle is when it just starts to move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** Note 100% on needle is when it just gets there.</text:p>
          </table:table-cell>
          <table:table-cell table:number-columns-repeated="7"/>
        </table:table-row>
        <table:table-row table:style-name="ro1" table:number-rows-repeated="12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Different Rf values test</text:p>
          </table:table-cell>
          <table:covered-table-cell table:number-columns-repeated="5" table:style-name="ce6"/>
          <table:table-cell table:number-columns-repeated="2"/>
        </table:table-row>
        <table:table-row table:style-name="ro1">
          <table:table-cell/>
          <table:table-cell table:style-name="ce3" table:number-columns-repeated="6"/>
          <table:table-cell table:style-name="ce8"/>
          <table:table-cell/>
        </table:table-row>
        <table:table-row table:style-name="ro1">
          <table:table-cell/>
          <table:table-cell table:style-name="ce4" office:value-type="string" calcext:value-type="string" table:number-columns-spanned="6" table:number-rows-spanned="2">
            <text:p>Use standard Resistance values instead of custom so that standard resistor can be used Mainly testing with resistor range I personally have</text:p>
          </table:table-cell>
          <table:covered-table-cell table:number-columns-repeated="5" table:style-name="ce5"/>
          <table:table-cell table:style-name="ce8"/>
          <table:table-cell/>
        </table:table-row>
        <table:table-row table:style-name="ro1">
          <table:table-cell/>
          <table:covered-table-cell table:number-columns-repeated="6" table:style-name="ce5"/>
          <table:table-cell table:style-name="ce8"/>
          <table:table-cell/>
        </table:table-row>
        <table:table-row table:style-name="ro1">
          <table:table-cell/>
          <table:table-cell table:style-name="ce3" table:number-columns-repeated="6"/>
          <table:table-cell table:style-name="ce8"/>
          <table:table-cell/>
        </table:table-row>
        <table:table-row table:style-name="ro1">
          <table:table-cell/>
          <table:table-cell table:style-name="ce6" office:value-type="string" calcext:value-type="string">
            <text:p>% on needle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7" office:value-type="percentage" office:value="0.75" calcext:value-type="percentage">
            <text:p>75.00%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8"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Resistance (Ohms)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579" calcext:value-type="float">
            <text:p>579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377" calcext:value-type="float">
            <text:p>377</text:p>
          </table:table-cell>
          <table:table-cell table:style-name="ce8"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Rf Values to test</text:p>
          </table:table-cell>
          <table:table-cell table:style-name="ce3" table:number-columns-repeated="5"/>
          <table:table-cell office:value-type="string" calcext:value-type="string">
            <text:p>Difference Between Top and Bottom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3.3*([.C$30]/([.C$30]+[.$B32]))" office:value-type="float" office:value="3.26732673267327" calcext:value-type="float">
            <text:p>3.26732673267327</text:p>
          </table:table-cell>
          <table:table-cell table:formula="of:=3.3*([.D$30]/([.D$30]+[.$B32]))" office:value-type="float" office:value="3.25522388059701" calcext:value-type="float">
            <text:p>3.25522388059701</text:p>
          </table:table-cell>
          <table:table-cell table:formula="of:=3.3*([.E$30]/([.E$30]+[.$B32]))" office:value-type="float" office:value="3.24397283531409" calcext:value-type="float">
            <text:p>3.24397283531409</text:p>
          </table:table-cell>
          <table:table-cell table:formula="of:=3.3*([.F$30]/([.F$30]+[.$B32]))" office:value-type="float" office:value="3.23125" calcext:value-type="float">
            <text:p>3.23125</text:p>
          </table:table-cell>
          <table:table-cell table:formula="of:=3.3*([.G$30]/([.G$30]+[.$B32]))" office:value-type="float" office:value="3.21472868217054" calcext:value-type="float">
            <text:p>3.21472868217054</text:p>
          </table:table-cell>
          <table:table-cell table:formula="of:=[.C32]-[.G32]" office:value-type="float" office:value="0.0525980505027248" calcext:value-type="float">
            <text:p>0.0525980505027248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3.3*([.C$30]/([.C$30]+[.$B33]))" office:value-type="float" office:value="3.22896281800391" calcext:value-type="float">
            <text:p>3.22896281800391</text:p>
          </table:table-cell>
          <table:table-cell table:formula="of:=3.3*([.D$30]/([.D$30]+[.$B33]))" office:value-type="float" office:value="3.20307076101469" calcext:value-type="float">
            <text:p>3.20307076101469</text:p>
          </table:table-cell>
          <table:table-cell table:formula="of:=3.3*([.E$30]/([.E$30]+[.$B33]))" office:value-type="float" office:value="3.17920133111481" calcext:value-type="float">
            <text:p>3.17920133111481</text:p>
          </table:table-cell>
          <table:table-cell table:formula="of:=3.3*([.F$30]/([.F$30]+[.$B33]))" office:value-type="float" office:value="3.15243902439024" calcext:value-type="float">
            <text:p>3.15243902439024</text:p>
          </table:table-cell>
          <table:table-cell table:formula="of:=3.3*([.G$30]/([.G$30]+[.$B33]))" office:value-type="float" office:value="3.11804511278196" calcext:value-type="float">
            <text:p>3.11804511278196</text:p>
          </table:table-cell>
          <table:table-cell table:formula="of:=[.C33]-[.G33]" office:value-type="float" office:value="0.110917705221959" calcext:value-type="float">
            <text:p>0.110917705221959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3.3*([.C$30]/([.C$30]+[.$B34]))" office:value-type="float" office:value="3.15186246418338" calcext:value-type="float">
            <text:p>3.15186246418338</text:p>
          </table:table-cell>
          <table:table-cell table:formula="of:=3.3*([.D$30]/([.D$30]+[.$B34]))" office:value-type="float" office:value="3.09961240310078" calcext:value-type="float">
            <text:p>3.09961240310078</text:p>
          </table:table-cell>
          <table:table-cell table:formula="of:=3.3*([.E$30]/([.E$30]+[.$B34]))" office:value-type="float" office:value="3.05223642172524" calcext:value-type="float">
            <text:p>3.05223642172524</text:p>
          </table:table-cell>
          <table:table-cell table:formula="of:=3.3*([.F$30]/([.F$30]+[.$B34]))" office:value-type="float" office:value="3" calcext:value-type="float">
            <text:p>3</text:p>
          </table:table-cell>
          <table:table-cell table:formula="of:=3.3*([.G$30]/([.G$30]+[.$B34]))" office:value-type="float" office:value="2.93419811320755" calcext:value-type="float">
            <text:p>2.93419811320755</text:p>
          </table:table-cell>
          <table:table-cell table:formula="of:=[.C34]-[.G34]" office:value-type="float" office:value="0.217664350975834" calcext:value-type="float">
            <text:p>0.21766435097583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3.3*([.C$30]/([.C$30]+[.$B35]))" office:value-type="float" office:value="3" calcext:value-type="float">
            <text:p>3</text:p>
          </table:table-cell>
          <table:table-cell table:formula="of:=3.3*([.D$30]/([.D$30]+[.$B35]))" office:value-type="float" office:value="2.90096735187424" calcext:value-type="float">
            <text:p>2.90096735187424</text:p>
          </table:table-cell>
          <table:table-cell table:formula="of:=3.3*([.E$30]/([.E$30]+[.$B35]))" office:value-type="float" office:value="2.8139911634757" calcext:value-type="float">
            <text:p>2.8139911634757</text:p>
          </table:table-cell>
          <table:table-cell table:formula="of:=3.3*([.F$30]/([.F$30]+[.$B35]))" office:value-type="float" office:value="2.72105263157895" calcext:value-type="float">
            <text:p>2.72105263157895</text:p>
          </table:table-cell>
          <table:table-cell table:formula="of:=3.3*([.G$30]/([.G$30]+[.$B35]))" office:value-type="float" office:value="2.60817610062893" calcext:value-type="float">
            <text:p>2.60817610062893</text:p>
          </table:table-cell>
          <table:table-cell table:formula="of:=[.C35]-[.G35]" office:value-type="float" office:value="0.391823899371069" calcext:value-type="float">
            <text:p>0.391823899371069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3.3*([.C$30]/([.C$30]+[.$B36]))" office:value-type="float" office:value="2.8695652173913" calcext:value-type="float">
            <text:p>2.8695652173913</text:p>
          </table:table-cell>
          <table:table-cell table:formula="of:=3.3*([.D$30]/([.D$30]+[.$B36]))" office:value-type="float" office:value="2.73557582668187" calcext:value-type="float">
            <text:p>2.73557582668187</text:p>
          </table:table-cell>
          <table:table-cell table:formula="of:=3.3*([.E$30]/([.E$30]+[.$B36]))" office:value-type="float" office:value="2.62098765432099" calcext:value-type="float">
            <text:p>2.62098765432099</text:p>
          </table:table-cell>
          <table:table-cell table:formula="of:=3.3*([.F$30]/([.F$30]+[.$B36]))" office:value-type="float" office:value="2.50161290322581" calcext:value-type="float">
            <text:p>2.50161290322581</text:p>
          </table:table-cell>
          <table:table-cell table:formula="of:=3.3*([.G$30]/([.G$30]+[.$B36]))" office:value-type="float" office:value="2.3607210626186" calcext:value-type="float">
            <text:p>2.3607210626186</text:p>
          </table:table-cell>
          <table:table-cell table:formula="of:=[.C36]-[.G36]" office:value-type="float" office:value="0.508844154772709" calcext:value-type="float">
            <text:p>0.508844154772709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3.3*([.C$30]/([.C$30]+[.$B37]))" office:value-type="float" office:value="2.75" calcext:value-type="float">
            <text:p>2.75</text:p>
          </table:table-cell>
          <table:table-cell table:formula="of:=3.3*([.D$30]/([.D$30]+[.$B37]))" office:value-type="float" office:value="2.58802588996764" calcext:value-type="float">
            <text:p>2.58802588996764</text:p>
          </table:table-cell>
          <table:table-cell table:formula="of:=3.3*([.E$30]/([.E$30]+[.$B37]))" office:value-type="float" office:value="2.45275994865212" calcext:value-type="float">
            <text:p>2.45275994865212</text:p>
          </table:table-cell>
          <table:table-cell table:formula="of:=3.3*([.F$30]/([.F$30]+[.$B37]))" office:value-type="float" office:value="2.31492537313433" calcext:value-type="float">
            <text:p>2.31492537313433</text:p>
          </table:table-cell>
          <table:table-cell table:formula="of:=3.3*([.G$30]/([.G$30]+[.$B37]))" office:value-type="float" office:value="2.15615251299827" calcext:value-type="float">
            <text:p>2.15615251299827</text:p>
          </table:table-cell>
          <table:table-cell table:formula="of:=[.C37]-[.G37]" office:value-type="float" office:value="0.593847487001733" calcext:value-type="float">
            <text:p>0.593847487001733</text:p>
          </table:table-cell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3.3*([.C$30]/([.C$30]+[.$B38]))" office:value-type="float" office:value="2.70491803278689" calcext:value-type="float">
            <text:p>2.70491803278689</text:p>
          </table:table-cell>
          <table:table-cell table:formula="of:=3.3*([.D$30]/([.D$30]+[.$B38]))" office:value-type="float" office:value="2.53336853220697" calcext:value-type="float">
            <text:p>2.53336853220697</text:p>
          </table:table-cell>
          <table:table-cell table:formula="of:=3.3*([.E$30]/([.E$30]+[.$B38]))" office:value-type="float" office:value="2.39136420525657" calcext:value-type="float">
            <text:p>2.39136420525657</text:p>
          </table:table-cell>
          <table:table-cell table:formula="of:=3.3*([.F$30]/([.F$30]+[.$B38]))" office:value-type="float" office:value="2.24782608695652" calcext:value-type="float">
            <text:p>2.24782608695652</text:p>
          </table:table-cell>
          <table:table-cell table:formula="of:=3.3*([.G$30]/([.G$30]+[.$B38]))" office:value-type="float" office:value="2.08391959798995" calcext:value-type="float">
            <text:p>2.08391959798995</text:p>
          </table:table-cell>
          <table:table-cell table:formula="of:=[.C38]-[.G38]" office:value-type="float" office:value="0.620998434796936" calcext:value-type="float">
            <text:p>0.620998434796936</text:p>
          </table:table-cell>
          <table:table-cell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3.3*([.C$30]/([.C$30]+[.$B39]))" office:value-type="float" office:value="2.59842519685039" calcext:value-type="float">
            <text:p>2.59842519685039</text:p>
          </table:table-cell>
          <table:table-cell table:formula="of:=3.3*([.D$30]/([.D$30]+[.$B39]))" office:value-type="float" office:value="2.40631895687061" calcext:value-type="float">
            <text:p>2.40631895687061</text:p>
          </table:table-cell>
          <table:table-cell table:formula="of:=3.3*([.E$30]/([.E$30]+[.$B39]))" office:value-type="float" office:value="2.25053003533569" calcext:value-type="float">
            <text:p>2.25053003533569</text:p>
          </table:table-cell>
          <table:table-cell table:formula="of:=3.3*([.F$30]/([.F$30]+[.$B39]))" office:value-type="float" office:value="2.09594594594595" calcext:value-type="float">
            <text:p>2.09594594594595</text:p>
          </table:table-cell>
          <table:table-cell table:formula="of:=3.3*([.G$30]/([.G$30]+[.$B39]))" office:value-type="float" office:value="1.92287480680062" calcext:value-type="float">
            <text:p>1.92287480680062</text:p>
          </table:table-cell>
          <table:table-cell table:formula="of:=[.C39]-[.G39]" office:value-type="float" office:value="0.675550390049776" calcext:value-type="float">
            <text:p>0.675550390049776</text:p>
          </table:table-cell>
          <table:table-cell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3.3*([.C$30]/([.C$30]+[.$B40]))" office:value-type="float" office:value="2.4812030075188" calcext:value-type="float">
            <text:p>2.4812030075188</text:p>
          </table:table-cell>
          <table:table-cell table:formula="of:=3.3*([.D$30]/([.D$30]+[.$B40]))" office:value-type="float" office:value="2.26972563859981" calcext:value-type="float">
            <text:p>2.26972563859981</text:p>
          </table:table-cell>
          <table:table-cell table:formula="of:=3.3*([.E$30]/([.E$30]+[.$B40]))" office:value-type="float" office:value="2.1019801980198" calcext:value-type="float">
            <text:p>2.1019801980198</text:p>
          </table:table-cell>
          <table:table-cell table:formula="of:=3.3*([.F$30]/([.F$30]+[.$B40]))" office:value-type="float" office:value="1.93875" calcext:value-type="float">
            <text:p>1.93875</text:p>
          </table:table-cell>
          <table:table-cell table:formula="of:=3.3*([.G$30]/([.G$30]+[.$B40]))" office:value-type="float" office:value="1.75968882602546" calcext:value-type="float">
            <text:p>1.75968882602546</text:p>
          </table:table-cell>
          <table:table-cell table:formula="of:=[.C40]-[.G40]" office:value-type="float" office:value="0.721514181493337" calcext:value-type="float">
            <text:p>0.721514181493337</text:p>
          </table:table-cell>
          <table:table-cell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3.3*([.C$30]/([.C$30]+[.$B41]))" office:value-type="float" office:value="2.24489795918367" calcext:value-type="float">
            <text:p>2.24489795918367</text:p>
          </table:table-cell>
          <table:table-cell table:formula="of:=3.3*([.D$30]/([.D$30]+[.$B41]))" office:value-type="float" office:value="2.00426065162907" calcext:value-type="float">
            <text:p>2.00426065162907</text:p>
          </table:table-cell>
          <table:table-cell table:formula="of:=3.3*([.E$30]/([.E$30]+[.$B41]))" office:value-type="float" office:value="1.82144899904671" calcext:value-type="float">
            <text:p>1.82144899904671</text:p>
          </table:table-cell>
          <table:table-cell table:formula="of:=3.3*([.F$30]/([.F$30]+[.$B41]))" office:value-type="float" office:value="1.65" calcext:value-type="float">
            <text:p>1.65</text:p>
          </table:table-cell>
          <table:table-cell table:formula="of:=3.3*([.G$30]/([.G$30]+[.$B41]))" office:value-type="float" office:value="1.46883116883117" calcext:value-type="float">
            <text:p>1.46883116883117</text:p>
          </table:table-cell>
          <table:table-cell table:formula="of:=[.C41]-[.G41]" office:value-type="float" office:value="0.776066790352505" calcext:value-type="float">
            <text:p>0.776066790352505</text:p>
          </table:table-cell>
          <table:table-cell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3.3*([.C$30]/([.C$30]+[.$B42]))" office:value-type="float" office:value="2.18543046357616" calcext:value-type="float">
            <text:p>2.18543046357616</text:p>
          </table:table-cell>
          <table:table-cell table:formula="of:=3.3*([.D$30]/([.D$30]+[.$B42]))" office:value-type="float" office:value="1.9394502829426" calcext:value-type="float">
            <text:p>1.9394502829426</text:p>
          </table:table-cell>
          <table:table-cell table:formula="of:=3.3*([.E$30]/([.E$30]+[.$B42]))" office:value-type="float" office:value="1.75454545454545" calcext:value-type="float">
            <text:p>1.75454545454545</text:p>
          </table:table-cell>
          <table:table-cell table:formula="of:=3.3*([.F$30]/([.F$30]+[.$B42]))" office:value-type="float" office:value="1.58265306122449" calcext:value-type="float">
            <text:p>1.58265306122449</text:p>
          </table:table-cell>
          <table:table-cell table:formula="of:=3.3*([.G$30]/([.G$30]+[.$B42]))" office:value-type="float" office:value="1.40259301014656" calcext:value-type="float">
            <text:p>1.40259301014656</text:p>
          </table:table-cell>
          <table:table-cell table:formula="of:=[.C42]-[.G42]" office:value-type="float" office:value="0.782837453429598" calcext:value-type="float">
            <text:p>0.782837453429598</text:p>
          </table:table-cell>
          <table:table-cell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3.3*([.C$30]/([.C$30]+[.$B43]))" office:value-type="float" office:value="1.96428571428571" calcext:value-type="float">
            <text:p>1.96428571428571</text:p>
          </table:table-cell>
          <table:table-cell table:formula="of:=3.3*([.D$30]/([.D$30]+[.$B43]))" office:value-type="float" office:value="1.70511727078891" calcext:value-type="float">
            <text:p>1.70511727078891</text:p>
          </table:table-cell>
          <table:table-cell table:formula="of:=3.3*([.E$30]/([.E$30]+[.$B43]))" office:value-type="float" office:value="1.5176330420969" calcext:value-type="float">
            <text:p>1.5176330420969</text:p>
          </table:table-cell>
          <table:table-cell table:formula="of:=3.3*([.F$30]/([.F$30]+[.$B43]))" office:value-type="float" office:value="1.34869565217391" calcext:value-type="float">
            <text:p>1.34869565217391</text:p>
          </table:table-cell>
          <table:table-cell table:formula="of:=3.3*([.G$30]/([.G$30]+[.$B43]))" office:value-type="float" office:value="1.17701040681173" calcext:value-type="float">
            <text:p>1.17701040681173</text:p>
          </table:table-cell>
          <table:table-cell table:formula="of:=[.C43]-[.G43]" office:value-type="float" office:value="0.787275307473983" calcext:value-type="float">
            <text:p>0.787275307473983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3.3*([.C$30]/([.C$30]+[.$B44]))" office:value-type="float" office:value="1.65" calcext:value-type="float">
            <text:p>1.65</text:p>
          </table:table-cell>
          <table:table-cell table:formula="of:=3.3*([.D$30]/([.D$30]+[.$B44]))" office:value-type="float" office:value="1.38917197452229" calcext:value-type="float">
            <text:p>1.38917197452229</text:p>
          </table:table-cell>
          <table:table-cell table:formula="of:=3.3*([.E$30]/([.E$30]+[.$B44]))" office:value-type="float" office:value="1.21006966434452" calcext:value-type="float">
            <text:p>1.21006966434452</text:p>
          </table:table-cell>
          <table:table-cell table:formula="of:=3.3*([.F$30]/([.F$30]+[.$B44]))" office:value-type="float" office:value="1.05510204081633" calcext:value-type="float">
            <text:p>1.05510204081633</text:p>
          </table:table-cell>
          <table:table-cell table:formula="of:=3.3*([.G$30]/([.G$30]+[.$B44]))" office:value-type="float" office:value="0.903485838779957" calcext:value-type="float">
            <text:p>0.903485838779957</text:p>
          </table:table-cell>
          <table:table-cell table:formula="of:=[.C44]-[.G44]" office:value-type="float" office:value="0.746514161220043" calcext:value-type="float">
            <text:p>0.746514161220043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3.3*([.C$30]/([.C$30]+[.$B45]))" office:value-type="float" office:value="1.1" calcext:value-type="float">
            <text:p>1.1</text:p>
          </table:table-cell>
          <table:table-cell table:formula="of:=3.3*([.D$30]/([.D$30]+[.$B45]))" office:value-type="float" office:value="0.87975797579758" calcext:value-type="float">
            <text:p>0.87975797579758</text:p>
          </table:table-cell>
          <table:table-cell table:formula="of:=3.3*([.E$30]/([.E$30]+[.$B45]))" office:value-type="float" office:value="0.740868553702986" calcext:value-type="float">
            <text:p>0.740868553702986</text:p>
          </table:table-cell>
          <table:table-cell table:formula="of:=3.3*([.F$30]/([.F$30]+[.$B45]))" office:value-type="float" office:value="0.627935222672065" calcext:value-type="float">
            <text:p>0.627935222672065</text:p>
          </table:table-cell>
          <table:table-cell table:formula="of:=3.3*([.G$30]/([.G$30]+[.$B45]))" office:value-type="float" office:value="0.523390828775768" calcext:value-type="float">
            <text:p>0.523390828775768</text:p>
          </table:table-cell>
          <table:table-cell table:formula="of:=[.C45]-[.G45]" office:value-type="float" office:value="0.576609171224232" calcext:value-type="float">
            <text:p>0.576609171224232</text:p>
          </table:table-cell>
          <table:table-cell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formula="of:=3.3*([.C$30]/([.C$30]+[.$B46]))" office:value-type="float" office:value="1.03125" calcext:value-type="float">
            <text:p>1.03125</text:p>
          </table:table-cell>
          <table:table-cell table:formula="of:=3.3*([.D$30]/([.D$30]+[.$B46]))" office:value-type="float" office:value="0.819644687393235" calcext:value-type="float">
            <text:p>0.819644687393235</text:p>
          </table:table-cell>
          <table:table-cell table:formula="of:=3.3*([.E$30]/([.E$30]+[.$B46]))" office:value-type="float" office:value="0.687549478229579" calcext:value-type="float">
            <text:p>0.687549478229579</text:p>
          </table:table-cell>
          <table:table-cell table:formula="of:=3.3*([.F$30]/([.F$30]+[.$B46]))" office:value-type="float" office:value="0.580898876404494" calcext:value-type="float">
            <text:p>0.580898876404494</text:p>
          </table:table-cell>
          <table:table-cell table:formula="of:=3.3*([.G$30]/([.G$30]+[.$B46]))" office:value-type="float" office:value="0.482770663562282" calcext:value-type="float">
            <text:p>0.482770663562282</text:p>
          </table:table-cell>
          <table:table-cell table:formula="of:=[.C46]-[.G46]" office:value-type="float" office:value="0.548479336437718" calcext:value-type="float">
            <text:p>0.548479336437718</text:p>
          </table:table-cell>
          <table:table-cell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table:formula="of:=3.3*([.C$30]/([.C$30]+[.$B47]))" office:value-type="float" office:value="0.767441860465116" calcext:value-type="float">
            <text:p>0.767441860465116</text:p>
          </table:table-cell>
          <table:table-cell table:formula="of:=3.3*([.D$30]/([.D$30]+[.$B47]))" office:value-type="float" office:value="0.59575366277626" calcext:value-type="float">
            <text:p>0.59575366277626</text:p>
          </table:table-cell>
          <table:table-cell table:formula="of:=3.3*([.E$30]/([.E$30]+[.$B47]))" office:value-type="float" office:value="0.492575406032483" calcext:value-type="float">
            <text:p>0.492575406032483</text:p>
          </table:table-cell>
          <table:table-cell table:formula="of:=3.3*([.F$30]/([.F$30]+[.$B47]))" office:value-type="float" office:value="0.411405835543767" calcext:value-type="float">
            <text:p>0.411405835543767</text:p>
          </table:table-cell>
          <table:table-cell table:formula="of:=3.3*([.G$30]/([.G$30]+[.$B47]))" office:value-type="float" office:value="0.338346478107153" calcext:value-type="float">
            <text:p>0.338346478107153</text:p>
          </table:table-cell>
          <table:table-cell table:formula="of:=[.C47]-[.G47]" office:value-type="float" office:value="0.429095382357964" calcext:value-type="float">
            <text:p>0.429095382357964</text:p>
          </table:table-cell>
          <table:table-cell/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table:formula="of:=3.3*([.C$30]/([.C$30]+[.$B48]))" office:value-type="float" office:value="0.578947368421053" calcext:value-type="float">
            <text:p>0.578947368421053</text:p>
          </table:table-cell>
          <table:table-cell table:formula="of:=3.3*([.D$30]/([.D$30]+[.$B48]))" office:value-type="float" office:value="0.442067440574903" calcext:value-type="float">
            <text:p>0.442067440574903</text:p>
          </table:table-cell>
          <table:table-cell table:formula="of:=3.3*([.E$30]/([.E$30]+[.$B48]))" office:value-type="float" office:value="0.361943549914757" calcext:value-type="float">
            <text:p>0.361943549914757</text:p>
          </table:table-cell>
          <table:table-cell table:formula="of:=3.3*([.F$30]/([.F$30]+[.$B48]))" office:value-type="float" office:value="0.3" calcext:value-type="float">
            <text:p>0.3</text:p>
          </table:table-cell>
          <table:table-cell table:formula="of:=3.3*([.G$30]/([.G$30]+[.$B48]))" office:value-type="float" office:value="0.245046287177467" calcext:value-type="float">
            <text:p>0.245046287177467</text:p>
          </table:table-cell>
          <table:table-cell table:formula="of:=[.C48]-[.G48]" office:value-type="float" office:value="0.333901081243586" calcext:value-type="float">
            <text:p>0.333901081243586</text:p>
          </table:table-cell>
          <table:table-cell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table:formula="of:=3.3*([.C$30]/([.C$30]+[.$B49]))" office:value-type="float" office:value="0.540983606557377" calcext:value-type="float">
            <text:p>0.540983606557377</text:p>
          </table:table-cell>
          <table:table-cell table:formula="of:=3.3*([.D$30]/([.D$30]+[.$B49]))" office:value-type="float" office:value="0.411721297408615" calcext:value-type="float">
            <text:p>0.411721297408615</text:p>
          </table:table-cell>
          <table:table-cell table:formula="of:=3.3*([.E$30]/([.E$30]+[.$B49]))" office:value-type="float" office:value="0.336450079239303" calcext:value-type="float">
            <text:p>0.336450079239303</text:p>
          </table:table-cell>
          <table:table-cell table:formula="of:=3.3*([.F$30]/([.F$30]+[.$B49]))" office:value-type="float" office:value="0.278456014362657" calcext:value-type="float">
            <text:p>0.278456014362657</text:p>
          </table:table-cell>
          <table:table-cell table:formula="of:=3.3*([.G$30]/([.G$30]+[.$B49]))" office:value-type="float" office:value="0.227149899580062" calcext:value-type="float">
            <text:p>0.227149899580062</text:p>
          </table:table-cell>
          <table:table-cell table:formula="of:=[.C49]-[.G49]" office:value-type="float" office:value="0.313833706977315" calcext:value-type="float">
            <text:p>0.313833706977315</text:p>
          </table:table-cell>
          <table:table-cell/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table:formula="of:=3.3*([.C$30]/([.C$30]+[.$B50]))" office:value-type="float" office:value="0.423076923076923" calcext:value-type="float">
            <text:p>0.423076923076923</text:p>
          </table:table-cell>
          <table:table-cell table:formula="of:=3.3*([.D$30]/([.D$30]+[.$B50]))" office:value-type="float" office:value="0.318732562774014" calcext:value-type="float">
            <text:p>0.318732562774014</text:p>
          </table:table-cell>
          <table:table-cell table:formula="of:=3.3*([.E$30]/([.E$30]+[.$B50]))" office:value-type="float" office:value="0.258937525409947" calcext:value-type="float">
            <text:p>0.258937525409947</text:p>
          </table:table-cell>
          <table:table-cell table:formula="of:=3.3*([.F$30]/([.F$30]+[.$B50]))" office:value-type="float" office:value="0.21334250343879" calcext:value-type="float">
            <text:p>0.21334250343879</text:p>
          </table:table-cell>
          <table:table-cell table:formula="of:=3.3*([.G$30]/([.G$30]+[.$B50]))" office:value-type="float" office:value="0.173345408945242" calcext:value-type="float">
            <text:p>0.173345408945242</text:p>
          </table:table-cell>
          <table:table-cell table:formula="of:=[.C50]-[.G50]" office:value-type="float" office:value="0.249731514131681" calcext:value-type="float">
            <text:p>0.249731514131681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3.3*([.C$30]/([.C$30]+[.$B51]))" office:value-type="float" office:value="0.3" calcext:value-type="float">
            <text:p>0.3</text:p>
          </table:table-cell>
          <table:table-cell table:formula="of:=3.3*([.D$30]/([.D$30]+[.$B51]))" office:value-type="float" office:value="0.223650601286473" calcext:value-type="float">
            <text:p>0.223650601286473</text:p>
          </table:table-cell>
          <table:table-cell table:formula="of:=3.3*([.E$30]/([.E$30]+[.$B51]))" office:value-type="float" office:value="0.180612534265999" calcext:value-type="float">
            <text:p>0.180612534265999</text:p>
          </table:table-cell>
          <table:table-cell table:formula="of:=3.3*([.F$30]/([.F$30]+[.$B51]))" office:value-type="float" office:value="0.148137535816619" calcext:value-type="float">
            <text:p>0.148137535816619</text:p>
          </table:table-cell>
          <table:table-cell table:formula="of:=3.3*([.G$30]/([.G$30]+[.$B51]))" office:value-type="float" office:value="0.119890141659439" calcext:value-type="float">
            <text:p>0.119890141659439</text:p>
          </table:table-cell>
          <table:table-cell table:formula="of:=[.C51]-[.G51]" office:value-type="float" office:value="0.180109858340561" calcext:value-type="float">
            <text:p>0.180109858340561</text:p>
          </table:table-cell>
          <table:table-cell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3.3*([.C$30]/([.C$30]+[.$B52]))" office:value-type="float" office:value="0.157142857142857" calcext:value-type="float">
            <text:p>0.157142857142857</text:p>
          </table:table-cell>
          <table:table-cell table:formula="of:=3.3*([.D$30]/([.D$30]+[.$B52]))" office:value-type="float" office:value="0.115747575625995" calcext:value-type="float">
            <text:p>0.115747575625995</text:p>
          </table:table-cell>
          <table:table-cell table:formula="of:=3.3*([.E$30]/([.E$30]+[.$B52]))" office:value-type="float" office:value="0.0928470771174498" calcext:value-type="float">
            <text:p>0.0928470771174498</text:p>
          </table:table-cell>
          <table:table-cell table:formula="of:=3.3*([.F$30]/([.F$30]+[.$B52]))" office:value-type="float" office:value="0.0757694186614558" calcext:value-type="float">
            <text:p>0.0757694186614558</text:p>
          </table:table-cell>
          <table:table-cell table:formula="of:=3.3*([.G$30]/([.G$30]+[.$B52]))" office:value-type="float" office:value="0.0610541296559847" calcext:value-type="float">
            <text:p>0.0610541296559847</text:p>
          </table:table-cell>
          <table:table-cell table:formula="of:=[.C52]-[.G52]" office:value-type="float" office:value="0.0960887274868724" calcext:value-type="float">
            <text:p>0.0960887274868724</text:p>
          </table:table-cell>
          <table:table-cell/>
        </table:table-row>
        <table:table-row table:style-name="ro1">
          <table:table-cell/>
          <table:table-cell office:value-type="float" office:value="47000" calcext:value-type="float">
            <text:p>47000</text:p>
          </table:table-cell>
          <table:table-cell table:formula="of:=3.3*([.C$30]/([.C$30]+[.$B53]))" office:value-type="float" office:value="0.06875" calcext:value-type="float">
            <text:p>0.06875</text:p>
          </table:table-cell>
          <table:table-cell table:formula="of:=3.3*([.D$30]/([.D$30]+[.$B53]))" office:value-type="float" office:value="0.0502671443836822" calcext:value-type="float">
            <text:p>0.0502671443836822</text:p>
          </table:table-cell>
          <table:table-cell table:formula="of:=3.3*([.E$30]/([.E$30]+[.$B53]))" office:value-type="float" office:value="0.0401584732760251" calcext:value-type="float">
            <text:p>0.0401584732760251</text:p>
          </table:table-cell>
          <table:table-cell table:formula="of:=3.3*([.F$30]/([.F$30]+[.$B53]))" office:value-type="float" office:value="0.0326732673267327" calcext:value-type="float">
            <text:p>0.0326732673267327</text:p>
          </table:table-cell>
          <table:table-cell table:formula="of:=3.3*([.G$30]/([.G$30]+[.$B53]))" office:value-type="float" office:value="0.0262595774320873" calcext:value-type="float">
            <text:p>0.0262595774320873</text:p>
          </table:table-cell>
          <table:table-cell table:formula="of:=[.C53]-[.G53]" office:value-type="float" office:value="0.0424904225679127" calcext:value-type="float">
            <text:p>0.0424904225679127</text:p>
          </table:table-cell>
          <table:table-cell/>
        </table:table-row>
        <table:table-row table:style-name="ro1" table:number-rows-repeated="28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00000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8:53:13.900768800</meta:creation-date>
    <dc:date>2025-06-25T17:26:09.838332000</dc:date>
    <meta:editing-duration>PT8H54M1S</meta:editing-duration>
    <meta:editing-cycles>42</meta:editing-cycles>
    <meta:generator>LibreOffice/25.2.4.3$Windows_X86_64 LibreOffice_project/33e196637044ead23f5c3226cde09b47731f7e27</meta:generator>
    <meta:document-statistic meta:table-count="1" meta:cell-count="191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aximum="1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62cm" svg:height="8.989cm" xlink:href=".." xlink:type="simple" chart:class="chart:scatter" chart:style-name="ch1">
        <chart:legend chart:legend-position="end" svg:x="11.916cm" svg:y="3.033cm" style:legend-expansion="high" chart:style-name="ch2"/>
        <chart:plot-area chart:style-name="ch3" svg:x="1.373cm" svg:y="0.179cm" svg:width="10.171cm" svg:height="7.66cm">
          <chart:coordinate-region svg:x="2.424cm" svg:y="0.382cm" svg:width="8.408cm" svg:height="6.804cm"/>
          <chart:axis chart:dimension="x" chart:name="primary-x" chart:style-name="ch4">
            <chart:title svg:x="5.518cm" svg:y="8.018cm" chart:style-name="ch5">
              <text:p><text:span text:style-name="T1">% on needle</text:span></text:p>
            </chart:title>
          </chart:axis>
          <chart:axis chart:dimension="y" chart:name="primary-y" chart:style-name="ch6">
            <chart:title svg:x="0.451cm" svg:y="4.852cm" chart:style-name="ch7">
              <text:p><text:span text:style-name="T1">Resistance</text:span></text:p>
            </chart:title>
            <chart:grid chart:style-name="ch8" chart:class="major"/>
          </chart:axis>
          <chart:series chart:style-name="ch9" chart:values-cell-range-address="Sheet1.C4:Sheet1.C8" loext:label-string="&quot;Needle Position Resistance Relationship&quot;" chart:class="chart:scatter">
            <chart:domain table:cell-range-address="Sheet1.B4:Sheet1.B8"/>
            <chart:regression-curve chart:style-name="ch10">
              <chart:equation chart:display-equation="false" chart:display-r-square="true" svg:x="12.517cm" svg:y="6.662cm"/>
            </chart:regression-curve>
            <chart:data-point chart:repeated="5"/>
          </chart:series>
          <chart:series chart:style-name="ch11" chart:values-cell-range-address="Sheet1.C4:Sheet1.C4 Sheet1.E3:Sheet1.E3" loext:label-string="&quot;Higher than 0% Ohms&quot;" chart:class="chart:scatter">
            <chart:domain table:cell-range-address="Sheet1.B4:Sheet1.B4 Sheet1.B4:Sheet1.B4"/>
            <chart:data-point chart:repeated="2"/>
          </chart:series>
          <chart:series chart:style-name="ch12" chart:values-cell-range-address="Sheet1.C8:Sheet1.C8 Sheet1.F3:Sheet1.F3" loext:label-string="&quot;Lower than 100% Ohms&quot;" chart:class="chart:scatter">
            <chart:domain table:cell-range-address="Sheet1.B8:Sheet1.B8 Sheet1.B8:Sheet1.B8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eedle Position Resistance Relationship</text:p>
              </table:table-cell>
              <table:table-cell office:value-type="string">
                <text:p/>
              </table:table-cell>
              <table:table-cell office:value-type="string">
                <text:p>Higher than 0% Ohms</text:p>
              </table:table-cell>
              <table:table-cell office:value-type="string">
                <text:p/>
              </table:table-cell>
              <table:table-cell office:value-type="string">
                <text:p>Lower than 100% Oh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8</svg:desc>
                </draw:g>
              </table:table-cell>
              <table:table-cell office:value-type="float" office:value="1000">
                <text:p>1000</text:p>
                <draw:g>
                  <svg:desc>Sheet1.C4:Sheet1.C8</svg:desc>
                </draw:g>
              </table:table-cell>
              <table:table-cell office:value-type="float" office:value="0">
                <text:p>0</text:p>
                <draw:g>
                  <svg:desc>Sheet1.B4:Sheet1.B4 Sheet1.B4:Sheet1.B4</svg:desc>
                </draw:g>
              </table:table-cell>
              <table:table-cell office:value-type="float" office:value="1000">
                <text:p>1000</text:p>
                <draw:g>
                  <svg:desc>Sheet1.C4:Sheet1.C4 Sheet1.E3:Sheet1.E3</svg:desc>
                </draw:g>
              </table:table-cell>
              <table:table-cell office:value-type="float" office:value="1">
                <text:p>1</text:p>
                <draw:g>
                  <svg:desc>Sheet1.B8:Sheet1.B8 Sheet1.B8:Sheet1.B8</svg:desc>
                </draw:g>
              </table:table-cell>
              <table:table-cell office:value-type="float" office:value="377">
                <text:p>377</text:p>
                <draw:g>
                  <svg:desc>Sheet1.C8:Sheet1.C8 Sheet1.F3:Sheet1.F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727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85cm" svg:y="3.996cm" style:legend-expansion="high" chart:style-name="ch2"/>
        <chart:plot-area chart:style-name="ch3" svg:x="1.321cm" svg:y="0.18cm" svg:width="9.044cm" svg:height="7.669cm">
          <chart:coordinate-region svg:x="2.072cm" svg:y="0.382cm" svg:width="7.791cm" svg:height="6.814cm"/>
          <chart:axis chart:dimension="x" chart:name="primary-x" chart:style-name="ch4" chartooo:axis-type="auto">
            <chart:title svg:x="4.33cm" svg:y="8.029cm" chart:style-name="ch5">
              <text:p><text:span text:style-name="T1">Rf Resistance Ohms</text:span></text:p>
            </chart:title>
            <chart:categories table:cell-range-address="Sheet1.B32:Sheet1.B53"/>
          </chart:axis>
          <chart:axis chart:dimension="y" chart:name="primary-y" chart:style-name="ch6">
            <chart:title svg:x="0.451cm" svg:y="7.125cm" chart:style-name="ch7">
              <text:p><text:span text:style-name="T1">Voltage Difference between top and bottom</text:span></text:p>
            </chart:title>
            <chart:grid chart:style-name="ch8" chart:class="major"/>
          </chart:axis>
          <chart:series chart:style-name="ch9" chart:values-cell-range-address="Sheet1.H32:Sheet1.H53" chart:label-cell-address="Sheet1.H31:Sheet1.H31" chart:class="chart:scatter">
            <chart:domain table:cell-range-address="Sheet1.B32:Sheet1.B53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 Between Top and Bottom</text:p>
                <draw:g>
                  <svg:desc>Sheet1.H31:Sheet1.H3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2:Sheet1.B53</svg:desc>
                </draw:g>
              </table:table-cell>
              <table:table-cell office:value-type="float" office:value="0.0525980505027248">
                <text:p>0.0525980505027248</text:p>
                <draw:g>
                  <svg:desc>Sheet1.H32:Sheet1.H53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10917705221959">
                <text:p>0.1109177052219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17664350975834">
                <text:p>0.2176643509758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823899371069">
                <text:p>0.39182389937106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08844154772709">
                <text:p>0.5088441547727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93847487001733">
                <text:p>0.5938474870017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20998434796936">
                <text:p>0.62099843479693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75550390049776">
                <text:p>0.67555039004977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21514181493337">
                <text:p>0.72151418149333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776066790352505">
                <text:p>0.77606679035250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782837453429598">
                <text:p>0.78283745342959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787275307473983">
                <text:p>0.7872753074739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46514161220043">
                <text:p>0.7465141612200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76609171224232">
                <text:p>0.57660917122423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548479336437718">
                <text:p>0.54847933643771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429095382357964">
                <text:p>0.42909538235796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333901081243586">
                <text:p>0.33390108124358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313833706977315">
                <text:p>0.31383370697731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249731514131681">
                <text:p>0.2497315141316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80109858340561">
                <text:p>0.18010985834056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960887274868724">
                <text:p>0.0960887274868724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0424904225679127">
                <text:p>0.04249042256791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13.971cm" xlink:href=".." xlink:type="simple" chart:class="chart:scatter" chart:style-name="ch1">
        <chart:legend chart:legend-position="end" svg:x="13.655cm" svg:y="1.391cm" style:legend-expansion="high" chart:style-name="ch2"/>
        <chart:plot-area chart:style-name="ch3" svg:x="1.321cm" svg:y="0.279cm" svg:width="12.014cm" svg:height="12.442cm">
          <chart:coordinate-region svg:x="2.072cm" svg:y="0.482cm" svg:width="10.551cm" svg:height="11.586cm"/>
          <chart:axis chart:dimension="x" chart:name="primary-x" chart:style-name="ch4" chartooo:axis-type="auto">
            <chart:title svg:x="6.432cm" svg:y="13cm" chart:style-name="ch5">
              <text:p><text:span text:style-name="T1">% of needle</text:span></text:p>
            </chart:title>
            <chart:categories table:cell-range-address="Sheet1.C29:Sheet1.G29"/>
          </chart:axis>
          <chart:axis chart:dimension="y" chart:name="primary-y" chart:style-name="ch6">
            <chart:title svg:x="0.451cm" svg:y="7.916cm" chart:style-name="ch7">
              <text:p><text:span text:style-name="T1">Voltage Associated</text:span></text:p>
            </chart:title>
            <chart:grid chart:style-name="ch8" chart:class="major"/>
          </chart:axis>
          <chart:series chart:style-name="ch9" chart:values-cell-range-address="Sheet1.C32:Sheet1.G32" chart:label-cell-address="Sheet1.B32:Sheet1.B32" chart:class="chart:scatter">
            <chart:domain table:cell-range-address="Sheet1.C29:Sheet1.G29"/>
            <chart:data-point chart:repeated="5"/>
          </chart:series>
          <chart:series chart:style-name="ch10" chart:values-cell-range-address="Sheet1.C33:Sheet1.G33" chart:label-cell-address="Sheet1.B33:Sheet1.B33" chart:class="chart:scatter">
            <chart:data-point chart:repeated="5"/>
          </chart:series>
          <chart:series chart:style-name="ch11" chart:values-cell-range-address="Sheet1.C34:Sheet1.G34" chart:label-cell-address="Sheet1.B34:Sheet1.B34" chart:class="chart:scatter">
            <chart:data-point chart:repeated="5"/>
          </chart:series>
          <chart:series chart:style-name="ch12" chart:values-cell-range-address="Sheet1.C35:Sheet1.G35" chart:label-cell-address="Sheet1.B35:Sheet1.B35" chart:class="chart:scatter">
            <chart:data-point chart:repeated="5"/>
          </chart:series>
          <chart:series chart:style-name="ch13" chart:values-cell-range-address="Sheet1.C36:Sheet1.G36" chart:label-cell-address="Sheet1.B36:Sheet1.B36" chart:class="chart:scatter">
            <chart:data-point chart:repeated="5"/>
          </chart:series>
          <chart:series chart:style-name="ch14" chart:values-cell-range-address="Sheet1.C37:Sheet1.G37" chart:label-cell-address="Sheet1.B37:Sheet1.B37" chart:class="chart:scatter">
            <chart:data-point chart:repeated="5"/>
          </chart:series>
          <chart:series chart:style-name="ch15" chart:values-cell-range-address="Sheet1.C38:Sheet1.G38" chart:label-cell-address="Sheet1.B38:Sheet1.B38" chart:class="chart:scatter">
            <chart:data-point chart:repeated="5"/>
          </chart:series>
          <chart:series chart:style-name="ch16" chart:values-cell-range-address="Sheet1.C39:Sheet1.G39" chart:label-cell-address="Sheet1.B39:Sheet1.B39" chart:class="chart:scatter">
            <chart:data-point chart:repeated="5"/>
          </chart:series>
          <chart:series chart:style-name="ch17" chart:values-cell-range-address="Sheet1.C40:Sheet1.G40" chart:label-cell-address="Sheet1.B40:Sheet1.B40" chart:class="chart:scatter">
            <chart:data-point chart:repeated="5"/>
          </chart:series>
          <chart:series chart:style-name="ch18" chart:values-cell-range-address="Sheet1.C41:Sheet1.G41" chart:label-cell-address="Sheet1.B41:Sheet1.B41" chart:class="chart:scatter">
            <chart:data-point chart:repeated="5"/>
          </chart:series>
          <chart:series chart:style-name="ch19" chart:values-cell-range-address="Sheet1.C42:Sheet1.G42" chart:label-cell-address="Sheet1.B42:Sheet1.B42" chart:class="chart:scatter">
            <chart:data-point chart:repeated="5"/>
          </chart:series>
          <chart:series chart:style-name="ch20" chart:values-cell-range-address="Sheet1.C43:Sheet1.G43" chart:label-cell-address="Sheet1.B43:Sheet1.B43" chart:class="chart:scatter">
            <chart:data-point chart:repeated="5"/>
          </chart:series>
          <chart:series chart:style-name="ch21" chart:values-cell-range-address="Sheet1.C44:Sheet1.G44" chart:label-cell-address="Sheet1.B44:Sheet1.B44" chart:class="chart:scatter">
            <chart:data-point chart:repeated="5"/>
          </chart:series>
          <chart:series chart:style-name="ch22" chart:values-cell-range-address="Sheet1.C45:Sheet1.G45" chart:label-cell-address="Sheet1.B45:Sheet1.B45" chart:class="chart:scatter">
            <chart:data-point chart:repeated="5"/>
          </chart:series>
          <chart:series chart:style-name="ch23" chart:values-cell-range-address="Sheet1.C46:Sheet1.G46" chart:label-cell-address="Sheet1.B46:Sheet1.B46" chart:class="chart:scatter">
            <chart:data-point chart:repeated="5"/>
          </chart:series>
          <chart:series chart:style-name="ch24" chart:values-cell-range-address="Sheet1.C47:Sheet1.G47" chart:label-cell-address="Sheet1.B47:Sheet1.B47" chart:class="chart:scatter">
            <chart:data-point chart:repeated="5"/>
          </chart:series>
          <chart:series chart:style-name="ch25" chart:values-cell-range-address="Sheet1.C48:Sheet1.G48" chart:label-cell-address="Sheet1.B48:Sheet1.B48" chart:class="chart:scatter">
            <chart:data-point chart:repeated="5"/>
          </chart:series>
          <chart:series chart:style-name="ch26" chart:values-cell-range-address="Sheet1.C49:Sheet1.G49" chart:label-cell-address="Sheet1.B49:Sheet1.B49" chart:class="chart:scatter">
            <chart:data-point chart:repeated="5"/>
          </chart:series>
          <chart:series chart:style-name="ch27" chart:values-cell-range-address="Sheet1.C50:Sheet1.G50" chart:label-cell-address="Sheet1.B50:Sheet1.B50" chart:class="chart:scatter">
            <chart:data-point chart:repeated="5"/>
          </chart:series>
          <chart:series chart:style-name="ch28" chart:values-cell-range-address="Sheet1.C51:Sheet1.G51" chart:label-cell-address="Sheet1.B51:Sheet1.B51" chart:class="chart:scatter">
            <chart:data-point chart:repeated="5"/>
          </chart:series>
          <chart:series chart:style-name="ch29" chart:values-cell-range-address="Sheet1.C52:Sheet1.G52" chart:label-cell-address="Sheet1.B52:Sheet1.B52" chart:class="chart:scatter">
            <chart:data-point chart:repeated="5"/>
          </chart:series>
          <chart:series chart:style-name="ch30" chart:values-cell-range-address="Sheet1.C53:Sheet1.G53" chart:label-cell-address="Sheet1.B53:Sheet1.B53" chart:class="chart:scatter">
            <chart:data-point chart:repeated="5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29:Sheet1.G29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1.B32:Sheet1.B32</svg:desc>
                </draw:g>
              </table:table-cell>
              <table:table-cell office:value-type="float" office:value="3.26732673267327">
                <text:p>3.26732673267327</text:p>
                <draw:g>
                  <svg:desc>Sheet1.C32:Sheet1.G32</svg:desc>
                </draw:g>
              </table:table-cell>
              <table:table-cell office:value-type="float" office:value="3.25522388059701">
                <text:p>3.25522388059701</text:p>
              </table:table-cell>
              <table:table-cell office:value-type="float" office:value="3.24397283531409">
                <text:p>3.24397283531409</text:p>
              </table:table-cell>
              <table:table-cell office:value-type="float" office:value="3.23125">
                <text:p>3.23125</text:p>
              </table:table-cell>
              <table:table-cell office:value-type="float" office:value="3.21472868217054">
                <text:p>3.21472868217054</text:p>
              </table:table-cell>
            </table:table-row>
            <table:table-row>
              <table:table-cell office:value-type="string">
                <text:p>22</text:p>
                <draw:g>
                  <svg:desc>Sheet1.B33:Sheet1.B33</svg:desc>
                </draw:g>
              </table:table-cell>
              <table:table-cell office:value-type="float" office:value="3.22896281800391">
                <text:p>3.22896281800391</text:p>
                <draw:g>
                  <svg:desc>Sheet1.C33:Sheet1.G33</svg:desc>
                </draw:g>
              </table:table-cell>
              <table:table-cell office:value-type="float" office:value="3.20307076101469">
                <text:p>3.20307076101469</text:p>
              </table:table-cell>
              <table:table-cell office:value-type="float" office:value="3.17920133111481">
                <text:p>3.17920133111481</text:p>
              </table:table-cell>
              <table:table-cell office:value-type="float" office:value="3.15243902439024">
                <text:p>3.15243902439024</text:p>
              </table:table-cell>
              <table:table-cell office:value-type="float" office:value="3.11804511278196">
                <text:p>3.11804511278196</text:p>
              </table:table-cell>
            </table:table-row>
            <table:table-row>
              <table:table-cell office:value-type="string">
                <text:p>47</text:p>
                <draw:g>
                  <svg:desc>Sheet1.B34:Sheet1.B34</svg:desc>
                </draw:g>
              </table:table-cell>
              <table:table-cell office:value-type="float" office:value="3.15186246418338">
                <text:p>3.15186246418338</text:p>
                <draw:g>
                  <svg:desc>Sheet1.C34:Sheet1.G34</svg:desc>
                </draw:g>
              </table:table-cell>
              <table:table-cell office:value-type="float" office:value="3.09961240310078">
                <text:p>3.09961240310078</text:p>
              </table:table-cell>
              <table:table-cell office:value-type="float" office:value="3.05223642172524">
                <text:p>3.05223642172524</text:p>
              </table:table-cell>
              <table:table-cell office:value-type="float" office:value="3">
                <text:p>3</text:p>
              </table:table-cell>
              <table:table-cell office:value-type="float" office:value="2.93419811320755">
                <text:p>2.93419811320755</text:p>
              </table:table-cell>
            </table:table-row>
            <table:table-row>
              <table:table-cell office:value-type="string">
                <text:p>100</text:p>
                <draw:g>
                  <svg:desc>Sheet1.B35:Sheet1.B35</svg:desc>
                </draw:g>
              </table:table-cell>
              <table:table-cell office:value-type="float" office:value="3">
                <text:p>3</text:p>
                <draw:g>
                  <svg:desc>Sheet1.C35:Sheet1.G35</svg:desc>
                </draw:g>
              </table:table-cell>
              <table:table-cell office:value-type="float" office:value="2.90096735187424">
                <text:p>2.90096735187424</text:p>
              </table:table-cell>
              <table:table-cell office:value-type="float" office:value="2.8139911634757">
                <text:p>2.8139911634757</text:p>
              </table:table-cell>
              <table:table-cell office:value-type="float" office:value="2.72105263157895">
                <text:p>2.72105263157895</text:p>
              </table:table-cell>
              <table:table-cell office:value-type="float" office:value="2.60817610062893">
                <text:p>2.60817610062893</text:p>
              </table:table-cell>
            </table:table-row>
            <table:table-row>
              <table:table-cell office:value-type="string">
                <text:p>150</text:p>
                <draw:g>
                  <svg:desc>Sheet1.B36:Sheet1.B36</svg:desc>
                </draw:g>
              </table:table-cell>
              <table:table-cell office:value-type="float" office:value="2.8695652173913">
                <text:p>2.8695652173913</text:p>
                <draw:g>
                  <svg:desc>Sheet1.C36:Sheet1.G36</svg:desc>
                </draw:g>
              </table:table-cell>
              <table:table-cell office:value-type="float" office:value="2.73557582668187">
                <text:p>2.73557582668187</text:p>
              </table:table-cell>
              <table:table-cell office:value-type="float" office:value="2.62098765432099">
                <text:p>2.62098765432099</text:p>
              </table:table-cell>
              <table:table-cell office:value-type="float" office:value="2.50161290322581">
                <text:p>2.50161290322581</text:p>
              </table:table-cell>
              <table:table-cell office:value-type="float" office:value="2.3607210626186">
                <text:p>2.3607210626186</text:p>
              </table:table-cell>
            </table:table-row>
            <table:table-row>
              <table:table-cell office:value-type="string">
                <text:p>200</text:p>
                <draw:g>
                  <svg:desc>Sheet1.B37:Sheet1.B37</svg:desc>
                </draw:g>
              </table:table-cell>
              <table:table-cell office:value-type="float" office:value="2.75">
                <text:p>2.75</text:p>
                <draw:g>
                  <svg:desc>Sheet1.C37:Sheet1.G37</svg:desc>
                </draw:g>
              </table:table-cell>
              <table:table-cell office:value-type="float" office:value="2.58802588996764">
                <text:p>2.58802588996764</text:p>
              </table:table-cell>
              <table:table-cell office:value-type="float" office:value="2.45275994865212">
                <text:p>2.45275994865212</text:p>
              </table:table-cell>
              <table:table-cell office:value-type="float" office:value="2.31492537313433">
                <text:p>2.31492537313433</text:p>
              </table:table-cell>
              <table:table-cell office:value-type="float" office:value="2.15615251299827">
                <text:p>2.15615251299827</text:p>
              </table:table-cell>
            </table:table-row>
            <table:table-row>
              <table:table-cell office:value-type="string">
                <text:p>220</text:p>
                <draw:g>
                  <svg:desc>Sheet1.B38:Sheet1.B38</svg:desc>
                </draw:g>
              </table:table-cell>
              <table:table-cell office:value-type="float" office:value="2.70491803278689">
                <text:p>2.70491803278689</text:p>
                <draw:g>
                  <svg:desc>Sheet1.C38:Sheet1.G38</svg:desc>
                </draw:g>
              </table:table-cell>
              <table:table-cell office:value-type="float" office:value="2.53336853220697">
                <text:p>2.53336853220697</text:p>
              </table:table-cell>
              <table:table-cell office:value-type="float" office:value="2.39136420525657">
                <text:p>2.39136420525657</text:p>
              </table:table-cell>
              <table:table-cell office:value-type="float" office:value="2.24782608695652">
                <text:p>2.24782608695652</text:p>
              </table:table-cell>
              <table:table-cell office:value-type="float" office:value="2.08391959798995">
                <text:p>2.08391959798995</text:p>
              </table:table-cell>
            </table:table-row>
            <table:table-row>
              <table:table-cell office:value-type="string">
                <text:p>270</text:p>
                <draw:g>
                  <svg:desc>Sheet1.B39:Sheet1.B39</svg:desc>
                </draw:g>
              </table:table-cell>
              <table:table-cell office:value-type="float" office:value="2.59842519685039">
                <text:p>2.59842519685039</text:p>
                <draw:g>
                  <svg:desc>Sheet1.C39:Sheet1.G39</svg:desc>
                </draw:g>
              </table:table-cell>
              <table:table-cell office:value-type="float" office:value="2.40631895687061">
                <text:p>2.40631895687061</text:p>
              </table:table-cell>
              <table:table-cell office:value-type="float" office:value="2.25053003533569">
                <text:p>2.25053003533569</text:p>
              </table:table-cell>
              <table:table-cell office:value-type="float" office:value="2.09594594594595">
                <text:p>2.09594594594595</text:p>
              </table:table-cell>
              <table:table-cell office:value-type="float" office:value="1.92287480680062">
                <text:p>1.92287480680062</text:p>
              </table:table-cell>
            </table:table-row>
            <table:table-row>
              <table:table-cell office:value-type="string">
                <text:p>330</text:p>
                <draw:g>
                  <svg:desc>Sheet1.B40:Sheet1.B40</svg:desc>
                </draw:g>
              </table:table-cell>
              <table:table-cell office:value-type="float" office:value="2.4812030075188">
                <text:p>2.4812030075188</text:p>
                <draw:g>
                  <svg:desc>Sheet1.C40:Sheet1.G40</svg:desc>
                </draw:g>
              </table:table-cell>
              <table:table-cell office:value-type="float" office:value="2.26972563859981">
                <text:p>2.26972563859981</text:p>
              </table:table-cell>
              <table:table-cell office:value-type="float" office:value="2.1019801980198">
                <text:p>2.1019801980198</text:p>
              </table:table-cell>
              <table:table-cell office:value-type="float" office:value="1.93875">
                <text:p>1.93875</text:p>
              </table:table-cell>
              <table:table-cell office:value-type="float" office:value="1.75968882602546">
                <text:p>1.75968882602546</text:p>
              </table:table-cell>
            </table:table-row>
            <table:table-row>
              <table:table-cell office:value-type="string">
                <text:p>470</text:p>
                <draw:g>
                  <svg:desc>Sheet1.B41:Sheet1.B41</svg:desc>
                </draw:g>
              </table:table-cell>
              <table:table-cell office:value-type="float" office:value="2.24489795918367">
                <text:p>2.24489795918367</text:p>
                <draw:g>
                  <svg:desc>Sheet1.C41:Sheet1.G41</svg:desc>
                </draw:g>
              </table:table-cell>
              <table:table-cell office:value-type="float" office:value="2.00426065162907">
                <text:p>2.00426065162907</text:p>
              </table:table-cell>
              <table:table-cell office:value-type="float" office:value="1.82144899904671">
                <text:p>1.82144899904671</text:p>
              </table:table-cell>
              <table:table-cell office:value-type="float" office:value="1.65">
                <text:p>1.65</text:p>
              </table:table-cell>
              <table:table-cell office:value-type="float" office:value="1.46883116883117">
                <text:p>1.46883116883117</text:p>
              </table:table-cell>
            </table:table-row>
            <table:table-row>
              <table:table-cell office:value-type="string">
                <text:p>510</text:p>
                <draw:g>
                  <svg:desc>Sheet1.B42:Sheet1.B42</svg:desc>
                </draw:g>
              </table:table-cell>
              <table:table-cell office:value-type="float" office:value="2.18543046357616">
                <text:p>2.18543046357616</text:p>
                <draw:g>
                  <svg:desc>Sheet1.C42:Sheet1.G42</svg:desc>
                </draw:g>
              </table:table-cell>
              <table:table-cell office:value-type="float" office:value="1.9394502829426">
                <text:p>1.9394502829426</text:p>
              </table:table-cell>
              <table:table-cell office:value-type="float" office:value="1.75454545454545">
                <text:p>1.75454545454545</text:p>
              </table:table-cell>
              <table:table-cell office:value-type="float" office:value="1.58265306122449">
                <text:p>1.58265306122449</text:p>
              </table:table-cell>
              <table:table-cell office:value-type="float" office:value="1.40259301014656">
                <text:p>1.40259301014656</text:p>
              </table:table-cell>
            </table:table-row>
            <table:table-row>
              <table:table-cell office:value-type="string">
                <text:p>680</text:p>
                <draw:g>
                  <svg:desc>Sheet1.B43:Sheet1.B43</svg:desc>
                </draw:g>
              </table:table-cell>
              <table:table-cell office:value-type="float" office:value="1.96428571428571">
                <text:p>1.96428571428571</text:p>
                <draw:g>
                  <svg:desc>Sheet1.C43:Sheet1.G43</svg:desc>
                </draw:g>
              </table:table-cell>
              <table:table-cell office:value-type="float" office:value="1.70511727078891">
                <text:p>1.70511727078891</text:p>
              </table:table-cell>
              <table:table-cell office:value-type="float" office:value="1.5176330420969">
                <text:p>1.5176330420969</text:p>
              </table:table-cell>
              <table:table-cell office:value-type="float" office:value="1.34869565217391">
                <text:p>1.34869565217391</text:p>
              </table:table-cell>
              <table:table-cell office:value-type="float" office:value="1.17701040681173">
                <text:p>1.17701040681173</text:p>
              </table:table-cell>
            </table:table-row>
            <table:table-row>
              <table:table-cell office:value-type="string">
                <text:p>1000</text:p>
                <draw:g>
                  <svg:desc>Sheet1.B44:Sheet1.B44</svg:desc>
                </draw:g>
              </table:table-cell>
              <table:table-cell office:value-type="float" office:value="1.65">
                <text:p>1.65</text:p>
                <draw:g>
                  <svg:desc>Sheet1.C44:Sheet1.G44</svg:desc>
                </draw:g>
              </table:table-cell>
              <table:table-cell office:value-type="float" office:value="1.38917197452229">
                <text:p>1.38917197452229</text:p>
              </table:table-cell>
              <table:table-cell office:value-type="float" office:value="1.21006966434452">
                <text:p>1.21006966434452</text:p>
              </table:table-cell>
              <table:table-cell office:value-type="float" office:value="1.05510204081633">
                <text:p>1.05510204081633</text:p>
              </table:table-cell>
              <table:table-cell office:value-type="float" office:value="0.903485838779957">
                <text:p>0.903485838779957</text:p>
              </table:table-cell>
            </table:table-row>
            <table:table-row>
              <table:table-cell office:value-type="string">
                <text:p>2000</text:p>
                <draw:g>
                  <svg:desc>Sheet1.B45:Sheet1.B45</svg:desc>
                </draw:g>
              </table:table-cell>
              <table:table-cell office:value-type="float" office:value="1.1">
                <text:p>1.1</text:p>
                <draw:g>
                  <svg:desc>Sheet1.C45:Sheet1.G45</svg:desc>
                </draw:g>
              </table:table-cell>
              <table:table-cell office:value-type="float" office:value="0.87975797579758">
                <text:p>0.87975797579758</text:p>
              </table:table-cell>
              <table:table-cell office:value-type="float" office:value="0.740868553702986">
                <text:p>0.740868553702986</text:p>
              </table:table-cell>
              <table:table-cell office:value-type="float" office:value="0.627935222672065">
                <text:p>0.627935222672065</text:p>
              </table:table-cell>
              <table:table-cell office:value-type="float" office:value="0.523390828775768">
                <text:p>0.523390828775768</text:p>
              </table:table-cell>
            </table:table-row>
            <table:table-row>
              <table:table-cell office:value-type="string">
                <text:p>2200</text:p>
                <draw:g>
                  <svg:desc>Sheet1.B46:Sheet1.B46</svg:desc>
                </draw:g>
              </table:table-cell>
              <table:table-cell office:value-type="float" office:value="1.03125">
                <text:p>1.03125</text:p>
                <draw:g>
                  <svg:desc>Sheet1.C46:Sheet1.G46</svg:desc>
                </draw:g>
              </table:table-cell>
              <table:table-cell office:value-type="float" office:value="0.819644687393235">
                <text:p>0.819644687393235</text:p>
              </table:table-cell>
              <table:table-cell office:value-type="float" office:value="0.687549478229579">
                <text:p>0.687549478229579</text:p>
              </table:table-cell>
              <table:table-cell office:value-type="float" office:value="0.580898876404494">
                <text:p>0.580898876404494</text:p>
              </table:table-cell>
              <table:table-cell office:value-type="float" office:value="0.482770663562282">
                <text:p>0.482770663562282</text:p>
              </table:table-cell>
            </table:table-row>
            <table:table-row>
              <table:table-cell office:value-type="string">
                <text:p>3300</text:p>
                <draw:g>
                  <svg:desc>Sheet1.B47:Sheet1.B47</svg:desc>
                </draw:g>
              </table:table-cell>
              <table:table-cell office:value-type="float" office:value="0.767441860465116">
                <text:p>0.767441860465116</text:p>
                <draw:g>
                  <svg:desc>Sheet1.C47:Sheet1.G47</svg:desc>
                </draw:g>
              </table:table-cell>
              <table:table-cell office:value-type="float" office:value="0.59575366277626">
                <text:p>0.59575366277626</text:p>
              </table:table-cell>
              <table:table-cell office:value-type="float" office:value="0.492575406032483">
                <text:p>0.492575406032483</text:p>
              </table:table-cell>
              <table:table-cell office:value-type="float" office:value="0.411405835543767">
                <text:p>0.411405835543767</text:p>
              </table:table-cell>
              <table:table-cell office:value-type="float" office:value="0.338346478107153">
                <text:p>0.338346478107153</text:p>
              </table:table-cell>
            </table:table-row>
            <table:table-row>
              <table:table-cell office:value-type="string">
                <text:p>4700</text:p>
                <draw:g>
                  <svg:desc>Sheet1.B48:Sheet1.B48</svg:desc>
                </draw:g>
              </table:table-cell>
              <table:table-cell office:value-type="float" office:value="0.578947368421053">
                <text:p>0.578947368421053</text:p>
                <draw:g>
                  <svg:desc>Sheet1.C48:Sheet1.G48</svg:desc>
                </draw:g>
              </table:table-cell>
              <table:table-cell office:value-type="float" office:value="0.442067440574903">
                <text:p>0.442067440574903</text:p>
              </table:table-cell>
              <table:table-cell office:value-type="float" office:value="0.361943549914757">
                <text:p>0.361943549914757</text:p>
              </table:table-cell>
              <table:table-cell office:value-type="float" office:value="0.3">
                <text:p>0.3</text:p>
              </table:table-cell>
              <table:table-cell office:value-type="float" office:value="0.245046287177467">
                <text:p>0.245046287177467</text:p>
              </table:table-cell>
            </table:table-row>
            <table:table-row>
              <table:table-cell office:value-type="string">
                <text:p>5100</text:p>
                <draw:g>
                  <svg:desc>Sheet1.B49:Sheet1.B49</svg:desc>
                </draw:g>
              </table:table-cell>
              <table:table-cell office:value-type="float" office:value="0.540983606557377">
                <text:p>0.540983606557377</text:p>
                <draw:g>
                  <svg:desc>Sheet1.C49:Sheet1.G49</svg:desc>
                </draw:g>
              </table:table-cell>
              <table:table-cell office:value-type="float" office:value="0.411721297408615">
                <text:p>0.411721297408615</text:p>
              </table:table-cell>
              <table:table-cell office:value-type="float" office:value="0.336450079239303">
                <text:p>0.336450079239303</text:p>
              </table:table-cell>
              <table:table-cell office:value-type="float" office:value="0.278456014362657">
                <text:p>0.278456014362657</text:p>
              </table:table-cell>
              <table:table-cell office:value-type="float" office:value="0.227149899580062">
                <text:p>0.227149899580062</text:p>
              </table:table-cell>
            </table:table-row>
            <table:table-row>
              <table:table-cell office:value-type="string">
                <text:p>6800</text:p>
                <draw:g>
                  <svg:desc>Sheet1.B50:Sheet1.B50</svg:desc>
                </draw:g>
              </table:table-cell>
              <table:table-cell office:value-type="float" office:value="0.423076923076923">
                <text:p>0.423076923076923</text:p>
                <draw:g>
                  <svg:desc>Sheet1.C50:Sheet1.G50</svg:desc>
                </draw:g>
              </table:table-cell>
              <table:table-cell office:value-type="float" office:value="0.318732562774014">
                <text:p>0.318732562774014</text:p>
              </table:table-cell>
              <table:table-cell office:value-type="float" office:value="0.258937525409947">
                <text:p>0.258937525409947</text:p>
              </table:table-cell>
              <table:table-cell office:value-type="float" office:value="0.21334250343879">
                <text:p>0.21334250343879</text:p>
              </table:table-cell>
              <table:table-cell office:value-type="float" office:value="0.173345408945242">
                <text:p>0.173345408945242</text:p>
              </table:table-cell>
            </table:table-row>
            <table:table-row>
              <table:table-cell office:value-type="string">
                <text:p>10000</text:p>
                <draw:g>
                  <svg:desc>Sheet1.B51:Sheet1.B51</svg:desc>
                </draw:g>
              </table:table-cell>
              <table:table-cell office:value-type="float" office:value="0.3">
                <text:p>0.3</text:p>
                <draw:g>
                  <svg:desc>Sheet1.C51:Sheet1.G51</svg:desc>
                </draw:g>
              </table:table-cell>
              <table:table-cell office:value-type="float" office:value="0.223650601286473">
                <text:p>0.223650601286473</text:p>
              </table:table-cell>
              <table:table-cell office:value-type="float" office:value="0.180612534265999">
                <text:p>0.180612534265999</text:p>
              </table:table-cell>
              <table:table-cell office:value-type="float" office:value="0.148137535816619">
                <text:p>0.148137535816619</text:p>
              </table:table-cell>
              <table:table-cell office:value-type="float" office:value="0.119890141659439">
                <text:p>0.119890141659439</text:p>
              </table:table-cell>
            </table:table-row>
            <table:table-row>
              <table:table-cell office:value-type="string">
                <text:p>20000</text:p>
                <draw:g>
                  <svg:desc>Sheet1.B52:Sheet1.B52</svg:desc>
                </draw:g>
              </table:table-cell>
              <table:table-cell office:value-type="float" office:value="0.157142857142857">
                <text:p>0.157142857142857</text:p>
                <draw:g>
                  <svg:desc>Sheet1.C52:Sheet1.G52</svg:desc>
                </draw:g>
              </table:table-cell>
              <table:table-cell office:value-type="float" office:value="0.115747575625995">
                <text:p>0.115747575625995</text:p>
              </table:table-cell>
              <table:table-cell office:value-type="float" office:value="0.0928470771174498">
                <text:p>0.0928470771174498</text:p>
              </table:table-cell>
              <table:table-cell office:value-type="float" office:value="0.0757694186614558">
                <text:p>0.0757694186614558</text:p>
              </table:table-cell>
              <table:table-cell office:value-type="float" office:value="0.0610541296559847">
                <text:p>0.0610541296559847</text:p>
              </table:table-cell>
            </table:table-row>
            <table:table-row>
              <table:table-cell office:value-type="string">
                <text:p>47000</text:p>
                <draw:g>
                  <svg:desc>Sheet1.B53:Sheet1.B53</svg:desc>
                </draw:g>
              </table:table-cell>
              <table:table-cell office:value-type="float" office:value="0.06875">
                <text:p>0.06875</text:p>
                <draw:g>
                  <svg:desc>Sheet1.C53:Sheet1.G53</svg:desc>
                </draw:g>
              </table:table-cell>
              <table:table-cell office:value-type="float" office:value="0.0502671443836822">
                <text:p>0.0502671443836822</text:p>
              </table:table-cell>
              <table:table-cell office:value-type="float" office:value="0.0401584732760251">
                <text:p>0.0401584732760251</text:p>
              </table:table-cell>
              <table:table-cell office:value-type="float" office:value="0.0326732673267327">
                <text:p>0.0326732673267327</text:p>
              </table:table-cell>
              <table:table-cell office:value-type="float" office:value="0.0262595774320873">
                <text:p>0.02625957743208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chart-properties chart:regression-name="" chart:regression-max-degree="5" chart:regression-force-intercept="false" chart:regression-intercept-value="0" chart:regression-period="2" loext:regression-extrapolate-forward="0" loext:regression-extrapolate-backward="0" chart:regression-type="polynomial"/>
      <style:graphic-properties svg:stroke-color="#83ca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544cm" svg:height="9cm" xlink:href=".." xlink:type="simple" chart:class="chart:scatter" chart:style-name="ch1">
        <chart:legend chart:legend-position="end" svg:x="11.886cm" svg:y="1.842cm" style:legend-expansion="custom" svg:width="3.275cm" svg:height="5.003cm" style:legend-expansion-aspect-ratio="0.654607235658605" chart:style-name="ch2"/>
        <chart:plot-area chart:style-name="ch3" svg:x="0.92cm" svg:y="0.18cm" svg:width="10.847cm" svg:height="7.668cm">
          <chart:coordinate-region svg:x="1.871cm" svg:y="0.382cm" svg:width="9.495cm" svg:height="6.813cm"/>
          <chart:axis chart:dimension="x" chart:name="primary-x" chart:style-name="ch4" chartooo:axis-type="auto">
            <chart:title svg:x="4.892cm" svg:y="8.028cm" chart:style-name="ch5">
              <text:p><text:span text:style-name="T1">Rf resistance Ohms</text:span></text:p>
            </chart:title>
            <chart:categories table:cell-range-address="Sheet1.B39:Sheet1.B44"/>
          </chart:axis>
          <chart:axis chart:dimension="y" chart:name="primary-y" chart:style-name="ch6">
            <chart:title svg:x="0.06cm" svg:y="7.266cm" chart:style-name="ch7">
              <text:p><text:span text:style-name="T1">Difference in voltage between top and bottom</text:span></text:p>
            </chart:title>
            <chart:grid chart:style-name="ch8" chart:class="major"/>
          </chart:axis>
          <chart:series chart:style-name="ch9" chart:values-cell-range-address="Sheet1.H39:Sheet1.H44" chart:label-cell-address="Sheet1.H31:Sheet1.H31" chart:class="chart:scatter">
            <chart:domain table:cell-range-address="Sheet1.B39:Sheet1.B44"/>
            <chart:regression-curve chart:style-name="ch10">
              <chart:equation chart:display-equation="true" chart:display-r-square="true" svg:x="1.693cm" svg:y="0.38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 Between Top and Bottom</text:p>
                <draw:g>
                  <svg:desc>Sheet1.H31:Sheet1.H31</svg:desc>
                </draw:g>
              </table:table-cell>
            </table:table-row>
          </table:table-header-rows>
          <table:table-rows>
            <table:table-row>
              <table:table-cell office:value-type="float" office:value="270">
                <text:p>270</text:p>
                <draw:g>
                  <svg:desc>Sheet1.B39:Sheet1.B44</svg:desc>
                </draw:g>
              </table:table-cell>
              <table:table-cell office:value-type="float" office:value="0.675550390049776">
                <text:p>0.675550390049776</text:p>
                <draw:g>
                  <svg:desc>Sheet1.H39:Sheet1.H44</svg:desc>
                </draw:g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21514181493337">
                <text:p>0.72151418149333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776066790352505">
                <text:p>0.77606679035250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782837453429598">
                <text:p>0.78283745342959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787275307473983">
                <text:p>0.7872753074739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46514161220043">
                <text:p>0.7465141612200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6cm" svg:y="1.426cm" style:legend-expansion="high" chart:style-name="ch2"/>
        <chart:plot-area chart:style-name="ch3" svg:x="1.321cm" svg:y="0.18cm" svg:width="11.075cm" svg:height="7.669cm">
          <chart:coordinate-region svg:x="2.072cm" svg:y="0.382cm" svg:width="9.612cm" svg:height="6.814cm"/>
          <chart:axis chart:dimension="x" chart:name="primary-x" chart:style-name="ch4" chartooo:axis-type="auto">
            <chart:title svg:x="5.962cm" svg:y="8.029cm" chart:style-name="ch5">
              <text:p><text:span text:style-name="T1">% of needle</text:span></text:p>
            </chart:title>
            <chart:categories table:cell-range-address="Sheet1.C29:Sheet1.H29"/>
          </chart:axis>
          <chart:axis chart:dimension="y" chart:name="primary-y" chart:style-name="ch6">
            <chart:title svg:x="0.451cm" svg:y="5.43cm" chart:style-name="ch7">
              <text:p><text:span text:style-name="T1">Voltage Associated</text:span></text:p>
            </chart:title>
            <chart:grid chart:style-name="ch8" chart:class="major"/>
          </chart:axis>
          <chart:series chart:style-name="ch9" chart:values-cell-range-address="Sheet1.C36:Sheet1.H36" chart:label-cell-address="Sheet1.B39:Sheet1.B39" chart:class="chart:scatter">
            <chart:domain table:cell-range-address="Sheet1.C29:Sheet1.H29"/>
            <chart:data-point chart:repeated="6"/>
          </chart:series>
          <chart:series chart:style-name="ch10" chart:values-cell-range-address="Sheet1.C37:Sheet1.H37" chart:label-cell-address="Sheet1.B37:Sheet1.B37" chart:class="chart:scatter">
            <chart:data-point chart:repeated="6"/>
          </chart:series>
          <chart:series chart:style-name="ch11" chart:values-cell-range-address="Sheet1.C38:Sheet1.H38" chart:label-cell-address="Sheet1.B38:Sheet1.B38" chart:class="chart:scatter">
            <chart:data-point chart:repeated="6"/>
          </chart:series>
          <chart:series chart:style-name="ch12" chart:values-cell-range-address="Sheet1.C39:Sheet1.H39" chart:label-cell-address="Sheet1.B39:Sheet1.B39" chart:class="chart:scatter">
            <chart:data-point chart:repeated="6"/>
          </chart:series>
          <chart:series chart:style-name="ch13" chart:values-cell-range-address="Sheet1.C40:Sheet1.H40" chart:label-cell-address="Sheet1.B40:Sheet1.B40" chart:class="chart:scatter">
            <chart:regression-curve chart:style-name="ch14">
              <chart:equation chart:display-equation="false" chart:display-r-square="true" svg:x="10.607cm" svg:y="0.813cm"/>
            </chart:regression-curve>
            <chart:data-point chart:repeated="6"/>
          </chart:series>
          <chart:series chart:style-name="ch15" chart:values-cell-range-address="Sheet1.C41:Sheet1.H41" chart:label-cell-address="Sheet1.B41:Sheet1.B41" chart:class="chart:scatter">
            <chart:data-point chart:repeated="6"/>
          </chart:series>
          <chart:series chart:style-name="ch16" chart:values-cell-range-address="Sheet1.C42:Sheet1.H42" chart:label-cell-address="Sheet1.B42:Sheet1.B42" chart:class="chart:scatter">
            <chart:regression-curve chart:style-name="ch17">
              <chart:equation chart:display-equation="false" chart:display-r-square="true" svg:x="11.405cm" svg:y="7.797cm"/>
            </chart:regression-curve>
            <chart:data-point chart:repeated="6"/>
          </chart:series>
          <chart:series chart:style-name="ch18" chart:values-cell-range-address="Sheet1.C43:Sheet1.H43" chart:label-cell-address="Sheet1.B43:Sheet1.B43" chart:class="chart:scatter">
            <chart:data-point chart:repeated="6"/>
          </chart:series>
          <chart:series chart:style-name="ch19" chart:values-cell-range-address="Sheet1.C44:Sheet1.H44" chart:label-cell-address="Sheet1.B44:Sheet1.B44" chart:class="chart:scatter">
            <chart:data-point chart:repeated="6"/>
          </chart:series>
          <chart:series chart:style-name="ch9" chart:values-cell-range-address="Sheet1.C45:Sheet1.H45" chart:label-cell-address="Sheet1.B45:Sheet1.B45" chart:class="chart:scatte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29:Sheet1.H29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270</text:p>
                <draw:g>
                  <svg:desc>Sheet1.B39:Sheet1.B39</svg:desc>
                </draw:g>
              </table:table-cell>
              <table:table-cell office:value-type="float" office:value="2.8695652173913">
                <text:p>2.8695652173913</text:p>
                <draw:g>
                  <svg:desc>Sheet1.C36:Sheet1.H36</svg:desc>
                </draw:g>
              </table:table-cell>
              <table:table-cell office:value-type="float" office:value="2.73557582668187">
                <text:p>2.73557582668187</text:p>
              </table:table-cell>
              <table:table-cell office:value-type="float" office:value="2.62098765432099">
                <text:p>2.62098765432099</text:p>
              </table:table-cell>
              <table:table-cell office:value-type="float" office:value="2.50161290322581">
                <text:p>2.50161290322581</text:p>
              </table:table-cell>
              <table:table-cell office:value-type="float" office:value="2.3607210626186">
                <text:p>2.3607210626186</text:p>
              </table:table-cell>
              <table:table-cell office:value-type="float" office:value="0.508844154772709">
                <text:p>0.508844154772709</text:p>
              </table:table-cell>
            </table:table-row>
            <table:table-row>
              <table:table-cell office:value-type="string">
                <text:p>200</text:p>
                <draw:g>
                  <svg:desc>Sheet1.B37:Sheet1.B37</svg:desc>
                </draw:g>
              </table:table-cell>
              <table:table-cell office:value-type="float" office:value="2.75">
                <text:p>2.75</text:p>
                <draw:g>
                  <svg:desc>Sheet1.C37:Sheet1.H37</svg:desc>
                </draw:g>
              </table:table-cell>
              <table:table-cell office:value-type="float" office:value="2.58802588996764">
                <text:p>2.58802588996764</text:p>
              </table:table-cell>
              <table:table-cell office:value-type="float" office:value="2.45275994865212">
                <text:p>2.45275994865212</text:p>
              </table:table-cell>
              <table:table-cell office:value-type="float" office:value="2.31492537313433">
                <text:p>2.31492537313433</text:p>
              </table:table-cell>
              <table:table-cell office:value-type="float" office:value="2.15615251299827">
                <text:p>2.15615251299827</text:p>
              </table:table-cell>
              <table:table-cell office:value-type="float" office:value="0.593847487001733">
                <text:p>0.593847487001733</text:p>
              </table:table-cell>
            </table:table-row>
            <table:table-row>
              <table:table-cell office:value-type="string">
                <text:p>220</text:p>
                <draw:g>
                  <svg:desc>Sheet1.B38:Sheet1.B38</svg:desc>
                </draw:g>
              </table:table-cell>
              <table:table-cell office:value-type="float" office:value="2.70491803278689">
                <text:p>2.70491803278689</text:p>
                <draw:g>
                  <svg:desc>Sheet1.C38:Sheet1.H38</svg:desc>
                </draw:g>
              </table:table-cell>
              <table:table-cell office:value-type="float" office:value="2.53336853220697">
                <text:p>2.53336853220697</text:p>
              </table:table-cell>
              <table:table-cell office:value-type="float" office:value="2.39136420525657">
                <text:p>2.39136420525657</text:p>
              </table:table-cell>
              <table:table-cell office:value-type="float" office:value="2.24782608695652">
                <text:p>2.24782608695652</text:p>
              </table:table-cell>
              <table:table-cell office:value-type="float" office:value="2.08391959798995">
                <text:p>2.08391959798995</text:p>
              </table:table-cell>
              <table:table-cell office:value-type="float" office:value="0.620998434796936">
                <text:p>0.620998434796936</text:p>
              </table:table-cell>
            </table:table-row>
            <table:table-row>
              <table:table-cell office:value-type="string">
                <text:p>270</text:p>
                <draw:g>
                  <svg:desc>Sheet1.B39:Sheet1.B39</svg:desc>
                </draw:g>
              </table:table-cell>
              <table:table-cell office:value-type="float" office:value="2.59842519685039">
                <text:p>2.59842519685039</text:p>
                <draw:g>
                  <svg:desc>Sheet1.C39:Sheet1.H39</svg:desc>
                </draw:g>
              </table:table-cell>
              <table:table-cell office:value-type="float" office:value="2.40631895687061">
                <text:p>2.40631895687061</text:p>
              </table:table-cell>
              <table:table-cell office:value-type="float" office:value="2.25053003533569">
                <text:p>2.25053003533569</text:p>
              </table:table-cell>
              <table:table-cell office:value-type="float" office:value="2.09594594594595">
                <text:p>2.09594594594595</text:p>
              </table:table-cell>
              <table:table-cell office:value-type="float" office:value="1.92287480680062">
                <text:p>1.92287480680062</text:p>
              </table:table-cell>
              <table:table-cell office:value-type="float" office:value="0.675550390049776">
                <text:p>0.675550390049776</text:p>
              </table:table-cell>
            </table:table-row>
            <table:table-row>
              <table:table-cell office:value-type="string">
                <text:p>330</text:p>
                <draw:g>
                  <svg:desc>Sheet1.B40:Sheet1.B40</svg:desc>
                </draw:g>
              </table:table-cell>
              <table:table-cell office:value-type="float" office:value="2.4812030075188">
                <text:p>2.4812030075188</text:p>
                <draw:g>
                  <svg:desc>Sheet1.C40:Sheet1.H40</svg:desc>
                </draw:g>
              </table:table-cell>
              <table:table-cell office:value-type="float" office:value="2.26972563859981">
                <text:p>2.26972563859981</text:p>
              </table:table-cell>
              <table:table-cell office:value-type="float" office:value="2.1019801980198">
                <text:p>2.1019801980198</text:p>
              </table:table-cell>
              <table:table-cell office:value-type="float" office:value="1.93875">
                <text:p>1.93875</text:p>
              </table:table-cell>
              <table:table-cell office:value-type="float" office:value="1.75968882602546">
                <text:p>1.75968882602546</text:p>
              </table:table-cell>
              <table:table-cell office:value-type="float" office:value="0.721514181493337">
                <text:p>0.721514181493337</text:p>
              </table:table-cell>
            </table:table-row>
            <table:table-row>
              <table:table-cell office:value-type="string">
                <text:p>470</text:p>
                <draw:g>
                  <svg:desc>Sheet1.B41:Sheet1.B41</svg:desc>
                </draw:g>
              </table:table-cell>
              <table:table-cell office:value-type="float" office:value="2.24489795918367">
                <text:p>2.24489795918367</text:p>
                <draw:g>
                  <svg:desc>Sheet1.C41:Sheet1.H41</svg:desc>
                </draw:g>
              </table:table-cell>
              <table:table-cell office:value-type="float" office:value="2.00426065162907">
                <text:p>2.00426065162907</text:p>
              </table:table-cell>
              <table:table-cell office:value-type="float" office:value="1.82144899904671">
                <text:p>1.82144899904671</text:p>
              </table:table-cell>
              <table:table-cell office:value-type="float" office:value="1.65">
                <text:p>1.65</text:p>
              </table:table-cell>
              <table:table-cell office:value-type="float" office:value="1.46883116883117">
                <text:p>1.46883116883117</text:p>
              </table:table-cell>
              <table:table-cell office:value-type="float" office:value="0.776066790352505">
                <text:p>0.776066790352505</text:p>
              </table:table-cell>
            </table:table-row>
            <table:table-row>
              <table:table-cell office:value-type="string">
                <text:p>510</text:p>
                <draw:g>
                  <svg:desc>Sheet1.B42:Sheet1.B42</svg:desc>
                </draw:g>
              </table:table-cell>
              <table:table-cell office:value-type="float" office:value="2.18543046357616">
                <text:p>2.18543046357616</text:p>
                <draw:g>
                  <svg:desc>Sheet1.C42:Sheet1.H42</svg:desc>
                </draw:g>
              </table:table-cell>
              <table:table-cell office:value-type="float" office:value="1.9394502829426">
                <text:p>1.9394502829426</text:p>
              </table:table-cell>
              <table:table-cell office:value-type="float" office:value="1.75454545454545">
                <text:p>1.75454545454545</text:p>
              </table:table-cell>
              <table:table-cell office:value-type="float" office:value="1.58265306122449">
                <text:p>1.58265306122449</text:p>
              </table:table-cell>
              <table:table-cell office:value-type="float" office:value="1.40259301014656">
                <text:p>1.40259301014656</text:p>
              </table:table-cell>
              <table:table-cell office:value-type="float" office:value="0.782837453429598">
                <text:p>0.782837453429598</text:p>
              </table:table-cell>
            </table:table-row>
            <table:table-row>
              <table:table-cell office:value-type="string">
                <text:p>680</text:p>
                <draw:g>
                  <svg:desc>Sheet1.B43:Sheet1.B43</svg:desc>
                </draw:g>
              </table:table-cell>
              <table:table-cell office:value-type="float" office:value="1.96428571428571">
                <text:p>1.96428571428571</text:p>
                <draw:g>
                  <svg:desc>Sheet1.C43:Sheet1.H43</svg:desc>
                </draw:g>
              </table:table-cell>
              <table:table-cell office:value-type="float" office:value="1.70511727078891">
                <text:p>1.70511727078891</text:p>
              </table:table-cell>
              <table:table-cell office:value-type="float" office:value="1.5176330420969">
                <text:p>1.5176330420969</text:p>
              </table:table-cell>
              <table:table-cell office:value-type="float" office:value="1.34869565217391">
                <text:p>1.34869565217391</text:p>
              </table:table-cell>
              <table:table-cell office:value-type="float" office:value="1.17701040681173">
                <text:p>1.17701040681173</text:p>
              </table:table-cell>
              <table:table-cell office:value-type="float" office:value="0.787275307473983">
                <text:p>0.787275307473983</text:p>
              </table:table-cell>
            </table:table-row>
            <table:table-row>
              <table:table-cell office:value-type="string">
                <text:p>1000</text:p>
                <draw:g>
                  <svg:desc>Sheet1.B44:Sheet1.B44</svg:desc>
                </draw:g>
              </table:table-cell>
              <table:table-cell office:value-type="float" office:value="1.65">
                <text:p>1.65</text:p>
                <draw:g>
                  <svg:desc>Sheet1.C44:Sheet1.H44</svg:desc>
                </draw:g>
              </table:table-cell>
              <table:table-cell office:value-type="float" office:value="1.38917197452229">
                <text:p>1.38917197452229</text:p>
              </table:table-cell>
              <table:table-cell office:value-type="float" office:value="1.21006966434452">
                <text:p>1.21006966434452</text:p>
              </table:table-cell>
              <table:table-cell office:value-type="float" office:value="1.05510204081633">
                <text:p>1.05510204081633</text:p>
              </table:table-cell>
              <table:table-cell office:value-type="float" office:value="0.903485838779957">
                <text:p>0.903485838779957</text:p>
              </table:table-cell>
              <table:table-cell office:value-type="float" office:value="0.746514161220043">
                <text:p>0.746514161220043</text:p>
              </table:table-cell>
            </table:table-row>
            <table:table-row>
              <table:table-cell office:value-type="string">
                <text:p>2000</text:p>
                <draw:g>
                  <svg:desc>Sheet1.B45:Sheet1.B45</svg:desc>
                </draw:g>
              </table:table-cell>
              <table:table-cell office:value-type="float" office:value="1.1">
                <text:p>1.1</text:p>
                <draw:g>
                  <svg:desc>Sheet1.C45:Sheet1.H45</svg:desc>
                </draw:g>
              </table:table-cell>
              <table:table-cell office:value-type="float" office:value="0.87975797579758">
                <text:p>0.87975797579758</text:p>
              </table:table-cell>
              <table:table-cell office:value-type="float" office:value="0.740868553702986">
                <text:p>0.740868553702986</text:p>
              </table:table-cell>
              <table:table-cell office:value-type="float" office:value="0.627935222672065">
                <text:p>0.627935222672065</text:p>
              </table:table-cell>
              <table:table-cell office:value-type="float" office:value="0.523390828775768">
                <text:p>0.523390828775768</text:p>
              </table:table-cell>
              <table:table-cell office:value-type="float" office:value="0.576609171224232">
                <text:p>0.5766091712242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